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ia 26 de Mayo nos reunimos para solucionar algunas dudas que habian surgido a la hora de acabar el programa.</text:p>
      <text:p text:style-name="Standard"/>
      <text:p text:style-name="Standard">Lo primero en si, era simplemente que ibamos a hacer simulaciones con 2 fotos (Iribar y pingüinos), sin embargo no teniamos el archivo de coordenadas de los pingüinos, por lo que no podiamos hacer esas simulaciones. Es un problema menor ya que podemos por el momento hacer las simulaciones en la foto de Iribar, pero Domingo preguntara a Marcos Cruz por el archivo para tenerlo lo antes posible.</text:p>
      <text:p text:style-name="Standard"/>
      <text:p text:style-name="Standard">Hablando de simulaciones, habia mas dudas en este apartado ya que tenia entendido que las comparaciones que habia que hacer, era entre la varianza real rellena hasta donde teniamos, con los puntos que estabamos sacando. Esto daba dos matrices practicamente iguales (salvo que se escapara algun punto a la hora de pintar). Domingo me aclaro que esto seria un programa aparte en el que vas comparando la matriz real tras recorrer ciertos cuadrantes, con la matriz real final, por lo que el usuario no tiene que intervenir. Corregiremos esto para la proxima reunion.</text:p>
      <text:p text:style-name="Standard"/>
      <text:p text:style-name="Standard">Por ultimo, tambien habia dudas en cuanto al programa en si para el usuario debido a que hay que rellenar la matriz y extrapolar los resultados a una posible matriz final, para comparar y observar si el usuario puede salir del programa. Cree un pequeño programa (rellenarmatriz) a la que le deberias pasar la matriz pintada que tenemos, y te debia devolver la matriz rellena de numeros que podia hacerse o con numeros aleatorios (Desde el minimo de datos de un cuadrante ya marcado, a un maximo en las mismas circunstancias), o cogiendo todas las posibles matrices que se podrian crear con esos datos.</text:p>
      <text:p text:style-name="Standard"/>
      <text:p text:style-name="Standard">Viendo el bajo rendimiento de mi ordenador, y el tiempo que llevabamos de reunión, Domingo quedo también en mirar esta parte para la que le he añadido un par de comentarios de documentación. Por lo demas, yo en seguida subire el programa actualizado a GitHub, y avanzare en las cosas que quedan de la memoria (Requisitos, Casos de Uso, Diagrama de Genk), salvo en las simulaciones en las que no podre avanzar hasta que no este el programa listo.</text:p>
      <text:p text:style-name="Standard"/>
      <text:p text:style-name="Standard">Eso seria todo, hemos quedado el Sabado a las 11:00 para seguir avanza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20-05-26T11:52:04.56</meta:creation-date>
    <meta:document-statistic meta:table-count="0" meta:image-count="0" meta:object-count="0" meta:page-count="1" meta:paragraph-count="6" meta:word-count="378" meta:character-count="2190"/>
    <dc:date>2020-05-26T12:05:35.40</dc:date>
    <dc:creator>o </dc:creator>
    <meta:editing-duration>PT13M31S</meta:editing-duration>
    <meta:editing-cycles>1</meta:editing-cycles>
    <meta:generator>OpenOffice/4.1.3$Win32 OpenOffice.org_project/413m1$Build-9783</meta:generator>
  </office:meta>
</office:document-meta>
</file>